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6a9f" officeooo:paragraph-rsid="001b6a9f"/>
    </style:style>
    <style:style style:name="P2" style:family="paragraph" style:parent-style-name="Preformatted_20_Text">
      <style:text-properties officeooo:rsid="001b6a9f" officeooo:paragraph-rsid="001d1cfc"/>
    </style:style>
    <style:style style:name="P3" style:family="paragraph" style:parent-style-name="Preformatted_20_Text">
      <style:text-properties officeooo:rsid="001b6a9f" officeooo:paragraph-rsid="00224b34"/>
    </style:style>
    <style:style style:name="P4" style:family="paragraph" style:parent-style-name="Standard">
      <style:text-properties officeooo:rsid="001b08ae" officeooo:paragraph-rsid="001b08ae"/>
    </style:style>
    <style:style style:name="P5" style:family="paragraph" style:parent-style-name="Standard">
      <style:text-properties officeooo:rsid="001b6a9f" officeooo:paragraph-rsid="001b6a9f"/>
    </style:style>
    <style:style style:name="P6" style:family="paragraph" style:parent-style-name="Standard">
      <style:text-properties officeooo:rsid="001b6a9f" officeooo:paragraph-rsid="00224b34"/>
    </style:style>
    <style:style style:name="P7" style:family="paragraph" style:parent-style-name="Standard">
      <style:text-properties fo:font-weight="bold" officeooo:rsid="001eac63" officeooo:paragraph-rsid="001eac63" style:font-weight-asian="bold" style:font-weight-complex="bold"/>
    </style:style>
    <style:style style:name="T1" style:family="text">
      <style:text-properties officeooo:rsid="001b6a9f"/>
    </style:style>
    <style:style style:name="T2" style:family="text">
      <style:text-properties officeooo:rsid="001d1cfc"/>
    </style:style>
    <style:style style:name="T3" style:family="text">
      <style:text-properties fo:font-weight="bold" officeooo:rsid="001d1cfc" style:font-weight-asian="bold" style:font-weight-complex="bold"/>
    </style:style>
    <style:style style:name="T4" style:family="text">
      <style:text-properties officeooo:rsid="001ea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google-coral/examples-camera/blob/master/gstreamer/install_requirements.sh</text:p>
      <text:p text:style-name="Standard"/>
      <text:p text:style-name="Standard"/>
      <text:p text:style-name="Standard">sudo apt-get install -y gstreamer1.0-plugins-bad gstreamer1.0-plugins-good python3-gst-1.0 python3-gi gir1.2-gtk-3.0</text:p>
      <text:p text:style-name="Standard"/>
      <text:p text:style-name="Standard">mendel@queen-rabbit:/mnt/objd/examples-camera$ v4l2-ctl --list-formats-ext --device /dev/video0<text:line-break/>ioctl: VIDIOC_ENUM_FMT<text:line-break/>Index : 0</text:p>
      <text:p text:style-name="Standard"/>
      <text:p text:style-name="P4">in mycase:</text:p>
      <text:p text:style-name="P4">ioctl: VIDIOC_ENUM_FMT</text:p>
      <text:p text:style-name="P4"><text:tab/>Type: Video Capture</text:p>
      <text:p text:style-name="P4"/>
      <text:p text:style-name="P4">-<text:span text:style-name="T1">===========================</text:span></text:p>
      <text:p text:style-name="P5"/>
      <text:p text:style-name="P7">install gstreamer into coral development board</text:p>
      <text:p text:style-name="P7"><text:a xlink:type="simple" xlink:href="https://gstreamer.freedesktop.org/documentation/installing/on-linux.html?gi-language=c" text:style-name="Internet_20_link" text:visited-style-name="Visited_20_Internet_20_Link">https://gstreamer.freedesktop.org/documentation/installing/on-linux.html?gi-language=c</text:a></text:p>
      <text:p text:style-name="P7"/>
      <text:p text:style-name="P5"><text:span text:style-name="Source_20_Text"><text:span text:style-name="T4">sudo </text:span></text:span><text:span text:style-name="Source_20_Text">apt-get install libgstreamer1.0-dev libgstreamer-plugins-base1.0-dev libgstreamer-plugins-bad1.0-dev gstreamer1.0-plugins-base gstreamer1.0-plugins-good gstreamer1.0-plugins-bad gstreamer1.0-plugins-ugly gstreamer1.0-libav gstreamer1.0-doc gstreamer1.0-tools gstreamer1.0-x gstreamer1.0-alsa gstreamer1.0-gl gstreamer1.0-gtk3 gstreamer1.0-qt5 gstreamer1.0-pulseaudio</text:span></text:p>
      <text:p text:style-name="P5"><text:span text:style-name="Source_20_Text"/></text:p>
      <text:p text:style-name="P5"><text:span text:style-name="Source_20_Text"/></text:p>
      <text:p text:style-name="P3"><text:span text:style-name="Source_20_Text"><text:span text:style-name="T3">gstreamer verified on coral / ubuntu</text:span></text:span></text:p>
      <text:p text:style-name="P3"><text:span text:style-name="Source_20_Text">https://gstreamer.freedesktop.org/documentation/tutorials/playback/index.html?gi-language=c</text:span></text:p>
      <text:p text:style-name="P3"><text:span text:style-name="Source_20_Text"/></text:p>
      <text:p text:style-name="P3"><text:span text:style-name="Source_20_Text">gst-launch-1.0 videotestsrc ! videoconvert ! autovideosink</text:span></text:p>
      <text:p text:style-name="P6"><text:span text:style-name="Source_20_Text"/></text:p>
      <text:p text:style-name="P6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0:45:09.402940146</meta:creation-date>
    <meta:generator>LibreOffice/6.4.7.2$Linux_X86_64 LibreOffice_project/40$Build-2</meta:generator>
    <dc:date>2022-10-29T14:31:06.044242822</dc:date>
    <meta:editing-duration>PT3H45M54S</meta:editing-duration>
    <meta:editing-cycles>10</meta:editing-cycles>
    <meta:document-statistic meta:table-count="0" meta:image-count="0" meta:object-count="0" meta:page-count="1" meta:paragraph-count="13" meta:word-count="69" meta:character-count="1105" meta:non-whitespace-character-count="1050"/>
  </office:meta>
</office:document-meta>
</file>